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9/2021</text:span></text:p>
      <text:p text:style-name="P9"/>
      <text:p text:style-name="P10">RECIBI CONFORME</text:p>
      <text:p text:style-name="P9"/>
      <text:p text:style-name="P11">CLIENTE: QUISPE HUALLANCA, RAFAEL JAIME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QUISPE HUALLANCA, RAFAEL JAIM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3:18:3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